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fo:font-weight="normal" officeooo:rsid="00007a89" officeooo:paragraph-rsid="00007a8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normal" officeooo:rsid="00007a89" officeooo:paragraph-rsid="00007a8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75620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fo:font-weight="normal" officeooo:rsid="00007a89" officeooo:paragraph-rsid="00007a8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officeooo:paragraph-rsid="001e2a17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d6f1b" officeooo:paragraph-rsid="000d6f1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paragraph-rsid="00007a8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paragraph-rsid="000d6f1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paragraph-rsid="00141ea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paragraph-rsid="0017562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18ac8" officeooo:paragraph-rsid="00018ac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6451e" officeooo:paragraph-rsid="0006451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07b5b3" officeooo:paragraph-rsid="0007b5b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092537" officeooo:paragraph-rsid="000bca5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092537" officeooo:paragraph-rsid="0009253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09e0d5" officeooo:paragraph-rsid="0009e0d5" style:font-weight-asian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 fo:font-weight="normal" officeooo:rsid="000d6f1b" officeooo:paragraph-rsid="000d6f1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0d6f1b" officeooo:paragraph-rsid="000d6f1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0e6611" officeooo:paragraph-rsid="000e661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0f645f" officeooo:paragraph-rsid="000f64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1aef1" officeooo:paragraph-rsid="0011aef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41ea9" officeooo:paragraph-rsid="00141ea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180b87" officeooo:paragraph-rsid="00180b8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196746" officeooo:paragraph-rsid="0019674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1a386a" officeooo:paragraph-rsid="001a386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1b0ef0" officeooo:paragraph-rsid="001b0ef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1c39e6" officeooo:paragraph-rsid="001c39e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eff1c" officeooo:paragraph-rsid="001eff1c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fd9fa" officeooo:paragraph-rsid="001fd9fa"/>
    </style:style>
    <style:style style:name="T1" style:family="text">
      <style:text-properties fo:color="#000000" loext:opacity="100%" style:font-name="Arial" style:text-underline-style="none" officeooo:rsid="00007a89"/>
    </style:style>
    <style:style style:name="T2" style:family="text">
      <style:text-properties officeooo:rsid="00039181"/>
    </style:style>
    <style:style style:name="T3" style:family="text">
      <style:text-properties officeooo:rsid="0009e0d5"/>
    </style:style>
    <style:style style:name="T4" style:family="text">
      <style:text-properties officeooo:rsid="000a6464"/>
    </style:style>
    <style:style style:name="T5" style:family="text">
      <style:text-properties officeooo:rsid="000bca57"/>
    </style:style>
    <style:style style:name="T6" style:family="text">
      <style:text-properties style:font-name="Arial" fo:font-weight="normal" officeooo:rsid="00175620" style:font-weight-asian="normal" style:font-weight-complex="normal"/>
    </style:style>
    <style:style style:name="T7" style:family="text">
      <style:text-properties officeooo:rsid="000d6f1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 officeooo:rsid="000d6f1b"/>
    </style:style>
    <style:style style:name="T10" style:family="text">
      <style:text-properties officeooo:rsid="000fce28"/>
    </style:style>
    <style:style style:name="T11" style:family="text">
      <style:text-properties officeooo:rsid="0011c1f3"/>
    </style:style>
    <style:style style:name="T12" style:family="text">
      <style:text-properties officeooo:rsid="00132ef4"/>
    </style:style>
    <style:style style:name="T13" style:family="text">
      <style:text-properties officeooo:rsid="00141ea9"/>
    </style:style>
    <style:style style:name="T14" style:family="text">
      <style:text-properties officeooo:rsid="00165e0d"/>
    </style:style>
    <style:style style:name="T15" style:family="text">
      <style:text-properties officeooo:rsid="00175620"/>
    </style:style>
    <style:style style:name="T16" style:family="text">
      <style:text-properties fo:font-weight="normal" officeooo:rsid="001e2a17" style:font-weight-asian="normal" style:font-weight-complex="normal"/>
    </style:style>
    <style:style style:name="T17" style:family="text">
      <style:text-properties officeooo:rsid="00196746"/>
    </style:style>
    <style:style style:name="T18" style:family="text">
      <style:text-properties officeooo:rsid="001e3c92"/>
    </style:style>
    <style:style style:name="T19" style:family="text">
      <style:text-properties officeooo:rsid="001e6821"/>
    </style:style>
    <style:style style:name="T20" style:family="text">
      <style:text-properties officeooo:rsid="00207d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prit Critique et Biais cognitifs</text:p>
      <text:p text:style-name="P4">Base Com</text:p>
      <text:p text:style-name="P4"/>
      <text:p text:style-name="P4"/>
      <text:p text:style-name="P1">I) Esprit critique</text:p>
      <text:p text:style-name="P1"/>
      <text:p text:style-name="P2"><text:bookmark text:name="yui_3_17_2_1_1684922152915_39 Copie 1"/><text:bookmark text:name="yui_3_17_2_1_1684922152915_39 Copie 2"/><text:bookmark text:name="yui_3_17_2_1_1684922152915_39"/>⇒ Esprit critique : </text:p>
      <text:p text:style-name="P2"><text:tab/>⇒ discerner le vrai du faux par des raisonnements rigoureux et l’étude des faits pour <text:tab/> forger un avis autonome et objectif</text:p>
      <text:p text:style-name="P7"/>
      <text:p text:style-name="P2"><text:tab/>⇒ exercer une pensée raisonnable et réflexive orientée vers une décision quant à <text:tab/>ce qu’il faut croire ou faire</text:p>
      <text:p text:style-name="P7"/>
      <text:p text:style-name="P11">⇒ Mauvais esprit critique<text:span text:style-name="T1"/></text:p>
      <text:p text:style-name="P11"><text:tab/>⇒ Contester toutes les thèses, quitte à défendre des idées absurdes<text:span text:style-name="T1"/></text:p>
      <text:p text:style-name="P11"/>
      <text:p text:style-name="P11">⇒ Bon esprit critique<text:span text:style-name="T1"/></text:p>
      <text:p text:style-name="P11"><text:tab/>⇒ S’appuyer sur des comparaisons, des tests, des arguments<text:span text:style-name="T1"/></text:p>
      <text:p text:style-name="P11"><text:tab/><text:span text:style-name="T2">⇒ Douter avec méthode</text:span><text:span text:style-name="T1"/></text:p>
      <text:p text:style-name="P11"><text:tab/><text:span text:style-name="T2">⇒ Utiliser une logique déductive, voire inductive</text:span><text:span text:style-name="T1"/></text:p>
      <text:p text:style-name="P11"><text:tab/><text:span text:style-name="T2">⇒ faire des hypothèses</text:span><text:span text:style-name="T1"/></text:p>
      <text:p text:style-name="P11"><text:tab/><text:span text:style-name="T2">⇒ S’appuyer sur des faits avérés</text:span><text:span text:style-name="T1"/></text:p>
      <text:p text:style-name="P11"><text:tab/><text:span text:style-name="T2">⇒ …</text:span><text:span text:style-name="T1"/></text:p>
      <text:p text:style-name="P11"/>
      <text:p text:style-name="P12">⇒ Esprit critique == pensé méthodique<text:span text:style-name="T1"/></text:p>
      <text:p text:style-name="P12"/>
      <text:p text:style-name="P13">⇒ Esprit critique à travailler<text:span text:style-name="T1"/></text:p>
      <text:p text:style-name="P13"><text:tab/>⇒ Ni possédé définitivement, ni pour tous les domaines<text:span text:style-name="T1"/></text:p>
      <text:p text:style-name="P13"><text:tab/>⇒ Attitude, manière de procéder, manière de voir se formant par l’exercice quotidien <text:tab/><text:tab/>de la pensée<text:span text:style-name="T1"/></text:p>
      <text:p text:style-name="P13"><text:tab/>⇒ Se renforçant par les manières d’aborder les choses et de les connaître<text:span text:style-name="T1"/></text:p>
      <text:p text:style-name="P13"/>
      <text:p text:style-name="P14">⇒ État d‘esprit et ensemble de pratique <text:span text:style-name="T5">(</text:span><text:span text:style-name="T3">État d’esprit et ensemble de pratique se <text:tab/>nourrissent mutuellement</text:span><text:span text:style-name="T5">)</text:span><text:span text:style-name="T1"/></text:p>
      <text:p text:style-name="P15"><text:tab/><text:span text:style-name="T3">⇒ S’informer</text:span><text:span text:style-name="T1"/></text:p>
      <text:p text:style-name="P15"><text:tab/><text:span text:style-name="T3">⇒ Écoute</text:span><text:span text:style-name="T1"/></text:p>
      <text:p text:style-name="P15"><text:tab/><text:span text:style-name="T3">⇒ Évaluer les interprétations</text:span><text:span text:style-name="T1"/></text:p>
      <text:p text:style-name="P15"><text:tab/><text:span text:style-name="T3">⇒ Modestie</text:span><text:span text:style-name="T1"/></text:p>
      <text:p text:style-name="P16"><text:tab/>⇒ Confronter les interprétations<text:span text:style-name="T1"/></text:p>
      <text:p text:style-name="P16"><text:tab/>⇒ Lucidité<text:span text:style-name="T1"/></text:p>
      <text:p text:style-name="P16"><text:tab/>⇒ Distinguer les faits et interprétations<text:span text:style-name="T1"/></text:p>
      <text:p text:style-name="P16"><text:tab/>⇒ Autonomie<text:span text:style-name="T1"/></text:p>
      <text:p text:style-name="P16"><text:tab/>⇒ Évaluer l’information<text:span text:style-name="T1"/></text:p>
      <text:p text:style-name="P16"><text:tab/><text:span text:style-name="T4">⇒ Curiosité</text:span><text:span text:style-name="T1"/></text:p>
      <text:p text:style-name="P16"/>
      <text:p text:style-name="P17"><text:span text:style-name="T8">II) Biais cognitifs</text:span><text:span text:style-name="T1"/></text:p>
      <text:p text:style-name="P18"/>
      <text:p text:style-name="P6">⇒ Biais cognitifs<text:span text:style-name="T1"/></text:p>
      <text:p text:style-name="P8"><text:span text:style-name="T9"><text:tab/>⇒ </text:span>Les biais cognitifs empêchent de percevoir un problème de façon objective<text:span text:style-name="T1"/></text:p>
      <text:p text:style-name="P8"><text:span text:style-name="T9"><text:tab/>⇒ </text:span>Les biais cognitifs sont inconscients<text:span text:style-name="T1"/></text:p>
      <text:p text:style-name="P8"><text:span text:style-name="T9"><text:tab/>⇒ </text:span>Un biais cognitif désigne une distorsion du traitement de l’information<text:span text:style-name="T1"/></text:p>
      <text:p text:style-name="P8"><text:tab/><text:span text:style-name="T7">⇒ </text:span>Les biais cognitifs peuvent conduire à des décisions inadaptées à un problème <text:tab/>posé<text:span text:style-name="T1"/></text:p>
      <text:p text:style-name="P8"/>
      <text:p text:style-name="P19">⇒ Le vrai esprit critique s’adresse d’abord à soi-même, avant de se porter sur le discours des autres<text:span text:style-name="T1"/></text:p>
      <text:p text:style-name="P19"/>
      <text:p text:style-name="P19">⇒ SYSTÉMATIQUE distorsion du traitement cognitif de l’information à cause de biais cognitif<text:span text:style-name="T1"/></text:p>
      <text:p text:style-name="P19"/>
      <text:p text:style-name="P19">⇒ Déviation de la pensée logique et rationnelle par rapport à la réalité<text:span text:style-name="T1"/></text:p>
      <text:p text:style-name="P19"/>
      <text:p text:style-name="P20">⇒ Repérer lors d’apparition de paradoxes ou d’erreur <text:span text:style-name="T10">dans un jugement ou un raisonnement</text:span><text:span text:style-name="T1"/></text:p>
      <text:p text:style-name="P19"/>
      <text:p text:style-name="P19">⇒ <text:s/>Prévisible car systématique<text:span text:style-name="T1"/></text:p>
      <text:p text:style-name="P19"><text:tab/>⇒ Un des leviers de la manipulation mentale<text:span text:style-name="T1"/></text:p>
      <text:p text:style-name="P19"/>
      <text:p text:style-name="P21">⇒ L’esprit cognitif est un avare cognitif<text:span text:style-name="T1"/></text:p>
      <text:p text:style-name="P21"><text:tab/>⇒ Tendance à penser et à résoudre les problèmes de la manière la plus simple et la <text:tab/>moins laborieuse<text:span text:style-name="T1"/></text:p>
      <text:p text:style-name="P21"><text:tab/><text:span text:style-name="T11">⇒ Acceptation de certaines explications objectivement discutables</text:span><text:span text:style-name="T1"/></text:p>
      <text:p text:style-name="P21"><text:tab/><text:span text:style-name="T12">⇒ Tendance spontanée à choisir les hypothèses confirmant ses croyances</text:span><text:span text:style-name="T1"/></text:p>
      <text:p text:style-name="P21"/>
      <text:p text:style-name="P21"/>
      <text:p text:style-name="P22">⇒ <text:span text:style-name="T14">B</text:span>iais de confirmation<text:span text:style-name="T1"/></text:p>
      <text:p text:style-name="P9"><text:span text:style-name="T13"><text:tab/>⇒ </text:span>Minimiser les preuves qui contredisent sa croyance<text:span text:style-name="T1"/></text:p>
      <text:p text:style-name="P22"/>
      <text:p text:style-name="P22">⇒ <text:span text:style-name="T14">M</text:span>émoire biaisée<text:span text:style-name="T1"/></text:p>
      <text:p text:style-name="P9"><text:span text:style-name="T13"><text:tab/>⇒ </text:span>Une tendance à se rappeler plutôt des souvenirs qui appuient ses croyances<text:span text:style-name="T1"/></text:p>
      <text:p text:style-name="P22"/>
      <text:p text:style-name="P3"><text:span text:style-name="T6">⇒ </text:span><text:span text:style-name="Strong_20_Emphasis"><text:span text:style-name="T6">mécanisme qui n’ai pas un biais de confirmation ?</text:span></text:span><text:span text:style-name="T1"/></text:p>
      <text:p text:style-name="P10"><text:tab/><text:span text:style-name="T15">⇒ </text:span><text:bookmark text:name="yui_3_17_2_1_1685428477730_46"/>Sélectionner intentionnellement des informations partielles pour induire une <text:tab/><text:tab/>personne en erreur<text:span text:style-name="T1"/></text:p>
      <text:p text:style-name="P10"/>
      <text:p text:style-name="P23">⇒ Privilégier les informations confirmant ses idées préconçues ou ses hypothèses<text:span text:style-name="T1"/></text:p>
      <text:p text:style-name="P23"/>
      <text:p text:style-name="P23">⇒ Accorder mois de poids aux hypothèses et informations jouant en défaveur des ses conceptions<text:span text:style-name="T1"/></text:p>
      <text:p text:style-name="P23"/>
      <text:p text:style-name="P23">⇒ Interpréter des preuves équivoque<text:span text:style-name="T1"/></text:p>
      <text:p text:style-name="P23"/>
      <text:p text:style-name="P23">⇒ Ce biais peut intervenir à plusieurs étapes<text:span text:style-name="T1"/></text:p>
      <text:p text:style-name="P23"><text:tab/>⇒ Lors de la recherche d’information<text:span text:style-name="T1"/></text:p>
      <text:p text:style-name="P23"><text:tab/><text:span text:style-name="T17">⇒ Lors de l’interprétation des informations collectées</text:span><text:span text:style-name="T1"/></text:p>
      <text:p text:style-name="P23"><text:tab/><text:span text:style-name="T17">⇒ Lors de la mémorisation</text:span><text:span text:style-name="T1"/></text:p>
      <text:p text:style-name="P23"><text:tab/><text:span text:style-name="T1"/></text:p>
      <text:p text:style-name="P24"><text:soft-page-break/>⇒ Biais de confirmation notamment autour de question de nature affective et concernant des opinions ou croyances établies ou des sujets controversés<text:span text:style-name="T1"/></text:p>
      <text:p text:style-name="P24"/>
      <text:p text:style-name="P25">⇒ L’attitude de polarisation<text:span text:style-name="T1"/></text:p>
      <text:p text:style-name="P26">⇒ L’attitude de persévérances de conviction<text:span text:style-name="T1"/></text:p>
      <text:p text:style-name="P26">⇒ L ‘effet de primauté irrationnelle<text:span text:style-name="T1"/></text:p>
      <text:p text:style-name="P26">⇒ L’illusion de corrélation<text:span text:style-name="T1"/></text:p>
      <text:p text:style-name="P25"/>
      <text:p text:style-name="P27">⇒ Risque majeur<text:span text:style-name="T1"/></text:p>
      <text:p text:style-name="P27"><text:tab/>⇒ Excès de confiance dans les croyances personnelles<text:span text:style-name="T1"/></text:p>
      <text:p text:style-name="P27"/>
      <text:p text:style-name="P5"><text:span text:style-name="T16">⇒ B</text:span>iais de conservatisme<text:span text:style-name="T1"/></text:p>
      <text:p text:style-name="P5"><text:tab/><text:span text:style-name="T18">⇒ </text:span><text:span text:style-name="T19">T</text:span>endance à faire émerger des solutions déjà connues <text:tab/>ou déjà maîtrisées<text:span text:style-name="T1"/></text:p>
      <text:p text:style-name="P5"><text:tab/><text:span text:style-name="T18">⇒ </text:span><text:span text:style-name="T19">T</text:span>endance naturelle à rejeter de nouvelles preuves ou de nouvelles <text:tab/>connaissances parce qu'elles vont à l'encontre des normes, des croyances établies<text:span text:style-name="T1"/></text:p>
      <text:p text:style-name="P5"/>
      <text:p text:style-name="P28">⇒ Paréidolie<text:span text:style-name="T1"/></text:p>
      <text:p text:style-name="P28"><text:tab/>⇒ <text:span text:style-name="T1"/></text:p>
      <text:p text:style-name="P28"/>
      <text:p text:style-name="P28">Illusion des séries<text:span text:style-name="T1"/></text:p>
      <text:p text:style-name="P28"><text:tab/>⇒ <text:span text:style-name="T1"/></text:p>
      <text:p text:style-name="P28"/>
      <text:p text:style-name="P29">⇒ Structuration en permanence par le cerveau de son environnement <text:span text:style-name="T1"/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53:20.460715217</meta:creation-date>
    <dc:date>2023-05-30T08:58:31.558705566</dc:date>
    <meta:editing-duration>PT57M24S</meta:editing-duration>
    <meta:editing-cycles>35</meta:editing-cycles>
    <meta:generator>LibreOffice/7.5.3.2$Linux_X86_64 LibreOffice_project/50$Build-2</meta:generator>
    <meta:document-statistic meta:table-count="0" meta:image-count="0" meta:object-count="0" meta:page-count="3" meta:paragraph-count="76" meta:word-count="576" meta:character-count="3635" meta:non-whitespace-character-count="3075"/>
  </office:meta>
</office:document-meta>
</file>